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30c1" officeooo:paragraph-rsid="001b30c1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b30c1"/>
    </style:style>
    <style:style style:name="T5" style:family="text">
      <style:text-properties officeooo:rsid="001c35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30th</text:span> of <text:span text:style-name="T4">November</text:span> 202<text:span text:style-name="T3">1</text:span> under the <text:span text:style-name="T4">3rd</text:span> PA Meeting.</text:p>
      <text:p text:style-name="P1"/>
      <text:p text:style-name="P1">The Assembly, recognising the current situation,</text:p>
      <text:p text:style-name="P1"/>
      <text:p text:style-name="P2">Constitutes the need to implement the EasyPrefix plugin to show the member of a PA recognised <text:span text:style-name="T5">entities</text:span> in the <text:span text:style-name="T5">entity’s</text:span> requested color in front of a members name.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1"/>
      <text:p text:style-name="P1"/>
      <text:p text:style-name="P1"/>
      <text:p text:style-name="Standard"><text:span text:style-name="T1">[</text:span><text:span text:style-name="T2">Motion 3-9: To implement EasyPrefix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49:04.526959062</dc:date>
    <meta:editing-duration>PT2M29S</meta:editing-duration>
    <meta:editing-cycles>7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7" meta:word-count="59" meta:character-count="364" meta:non-whitespace-character-count="312"/>
  </office:meta>
</office:document-meta>
</file>